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Quotations">
      <style:paragraph-properties fo:text-align="justify" style:justify-single-word="false"/>
      <style:text-properties fo:font-size="13pt" officeooo:paragraph-rsid="000d64bb" style:font-size-asian="13pt" style:font-size-complex="13pt"/>
    </style:style>
    <style:style style:name="P2" style:family="paragraph" style:parent-style-name="Quotations">
      <style:paragraph-properties fo:text-align="justify" style:justify-single-word="false"/>
      <style:text-properties fo:font-size="13pt" officeooo:rsid="000cde22" officeooo:paragraph-rsid="000d64bb" style:font-size-asian="13pt" style:font-size-complex="13pt"/>
    </style:style>
    <style:style style:name="P3" style:family="paragraph" style:parent-style-name="Quotations">
      <style:paragraph-properties fo:margin-left="0in" fo:margin-right="0.3937in" fo:text-align="justify" style:justify-single-word="false" fo:text-indent="0in" style:auto-text-indent="false"/>
      <style:text-properties fo:font-size="13pt" officeooo:paragraph-rsid="000d64bb" style:font-size-asian="13pt" style:font-size-complex="13pt"/>
    </style:style>
    <style:style style:name="P4" style:family="paragraph" style:parent-style-name="Quotations">
      <style:paragraph-properties fo:margin-left="0in" fo:margin-right="0.3937in" fo:text-align="justify" style:justify-single-word="false" fo:text-indent="0in" style:auto-text-indent="false"/>
      <style:text-properties fo:font-size="13pt" officeooo:rsid="000cde22" officeooo:paragraph-rsid="000d64bb" style:font-size-asian="13pt" style:font-size-complex="13pt"/>
    </style:style>
    <style:style style:name="P5" style:family="paragraph" style:parent-style-name="Quotations">
      <style:paragraph-properties fo:margin-left="0in" fo:margin-right="0.3937in" fo:text-align="justify" style:justify-single-word="false" fo:text-indent="0in" style:auto-text-indent="false"/>
      <style:text-properties fo:font-size="16pt" fo:font-weight="bold" officeooo:rsid="000d64bb" officeooo:paragraph-rsid="000d64bb" style:font-size-asian="16pt" style:font-weight-asian="bold" style:font-size-complex="16pt" style:font-weight-complex="bold"/>
    </style:style>
    <style:style style:name="P6" style:family="paragraph" style:parent-style-name="Quotations">
      <style:paragraph-properties fo:margin-left="0in" fo:margin-right="0.3937in" fo:text-align="justify" style:justify-single-word="false" fo:text-indent="0in" style:auto-text-indent="false"/>
      <style:text-properties fo:font-size="12pt" fo:font-weight="bold" officeooo:rsid="000d64bb" officeooo:paragraph-rsid="000d64bb" style:font-size-asian="12pt" style:font-weight-asian="bold" style:font-size-complex="12pt" style:font-weight-complex="bold"/>
    </style:style>
    <style:style style:name="P7" style:family="paragraph" style:parent-style-name="Heading_20_3">
      <style:text-properties fo:font-size="12pt" style:font-size-asian="12pt" style:font-size-complex="12pt"/>
    </style:style>
    <style:style style:name="P8" style:family="paragraph" style:parent-style-name="Heading_20_3">
      <style:paragraph-properties fo:text-align="justify" style:justify-single-word="false"/>
      <style:text-properties fo:font-size="12pt" officeooo:rsid="000d64bb" officeooo:paragraph-rsid="000d64bb" style:font-size-asian="12pt" style:font-size-complex="12pt"/>
    </style:style>
    <style:style style:name="P9" style:family="paragraph" style:parent-style-name="Heading_20_3">
      <style:paragraph-properties fo:text-align="justify" style:justify-single-word="false"/>
      <style:text-properties fo:font-size="12pt" style:font-size-asian="12pt" style:font-size-complex="12pt"/>
    </style:style>
    <style:style style:name="P10" style:family="paragraph" style:parent-style-name="Heading_20_3">
      <style:paragraph-properties fo:text-align="justify" style:justify-single-word="false"/>
    </style:style>
    <style:style style:name="P11" style:family="paragraph" style:parent-style-name="Standard">
      <style:paragraph-properties fo:text-align="justify" style:justify-single-word="false"/>
      <style:text-properties fo:font-size="16pt" fo:font-weight="bold" officeooo:rsid="00150ac8" officeooo:paragraph-rsid="00150ac8" style:font-size-asian="16pt" style:font-weight-asian="bold" style:font-size-complex="16pt" style:font-weight-complex="bold"/>
    </style:style>
    <style:style style:name="P12" style:family="paragraph" style:parent-style-name="Standard">
      <style:paragraph-properties fo:text-align="justify" style:justify-single-word="false"/>
      <style:text-properties fo:font-size="16pt" fo:font-weight="bold" officeooo:rsid="00142ef6" officeooo:paragraph-rsid="00142ef6"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fo:font-weight="bold" officeooo:rsid="0018bca6" officeooo:paragraph-rsid="0018bca6" style:font-size-asian="16pt" style:font-weight-asian="bold" style:font-size-complex="16pt" style:font-weight-complex="bold"/>
    </style:style>
    <style:style style:name="P14" style:family="paragraph" style:parent-style-name="Standard">
      <style:paragraph-properties fo:text-align="justify" style:justify-single-word="false"/>
      <style:text-properties fo:font-size="16pt" fo:font-weight="bold" officeooo:rsid="001bb820" officeooo:paragraph-rsid="001bb820" style:font-size-asian="16pt" style:font-weight-asian="bold" style:font-size-complex="16pt" style:font-weight-complex="bold"/>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officeooo:rsid="001a88bb" officeooo:paragraph-rsid="001a88bb" style:font-size-asian="16pt" style:font-size-complex="16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bc398"/>
    </style:style>
    <style:style style:name="P20" style:family="paragraph" style:parent-style-name="Standard">
      <style:paragraph-properties fo:text-align="justify" style:justify-single-word="false"/>
      <style:text-properties officeooo:rsid="00142ef6" officeooo:paragraph-rsid="00142ef6"/>
    </style:style>
    <style:style style:name="P21" style:family="paragraph" style:parent-style-name="Standard">
      <style:paragraph-properties fo:text-align="justify" style:justify-single-word="false"/>
      <style:text-properties officeooo:rsid="00150ac8" officeooo:paragraph-rsid="00150ac8"/>
    </style:style>
    <style:style style:name="P22" style:family="paragraph" style:parent-style-name="Standard">
      <style:paragraph-properties fo:text-align="justify" style:justify-single-word="false"/>
      <style:text-properties officeooo:rsid="001a88bb" officeooo:paragraph-rsid="001a88bb"/>
    </style:style>
    <style:style style:name="P23" style:family="paragraph" style:parent-style-name="Standard">
      <style:paragraph-properties fo:text-align="justify" style:justify-single-word="false"/>
      <style:text-properties officeooo:rsid="001bb820" officeooo:paragraph-rsid="001bb820"/>
    </style:style>
    <style:style style:name="P24" style:family="paragraph" style:parent-style-name="Text_20_body">
      <style:paragraph-properties fo:text-align="justify" style:justify-single-word="false"/>
      <style:text-properties fo:font-size="12pt" style:font-size-asian="12pt" style:font-size-complex="12pt"/>
    </style:style>
    <style:style style:name="P25" style:family="paragraph" style:parent-style-name="Text_20_body">
      <style:paragraph-properties fo:text-align="justify" style:justify-single-word="false"/>
      <style:text-properties fo:font-size="16pt" style:font-size-asian="16pt" style:font-size-complex="16pt"/>
    </style:style>
    <style:style style:name="P26" style:family="paragraph" style:parent-style-name="Text_20_body">
      <style:paragraph-properties fo:text-align="justify" style:justify-single-word="false"/>
      <style:text-properties fo:font-size="16pt" style:font-size-asian="14pt" style:font-size-complex="16pt"/>
    </style:style>
    <style:style style:name="P27" style:family="paragraph" style:parent-style-name="Text_20_body">
      <style:paragraph-properties fo:text-align="justify" style:justify-single-word="false"/>
      <style:text-properties fo:font-size="16pt" fo:font-weight="bold" officeooo:rsid="001055a0" officeooo:paragraph-rsid="001055a0" style:font-size-asian="16pt" style:font-weight-asian="bold" style:font-size-complex="16pt" style:font-weight-complex="bold"/>
    </style:style>
    <style:style style:name="T1" style:family="text">
      <style:text-properties officeooo:rsid="000d64bb"/>
    </style:style>
    <style:style style:name="T2" style:family="text">
      <style:text-properties fo:font-size="14pt" fo:font-weight="bold" officeooo:rsid="000cde22" style:font-size-asian="14pt" style:font-weight-asian="bold" style:font-size-complex="14pt" style:font-weight-complex="bold"/>
    </style:style>
    <style:style style:name="T3" style:family="text">
      <style:text-properties officeooo:rsid="000f6c48"/>
    </style:style>
    <style:style style:name="T4" style:family="text">
      <style:text-properties officeooo:rsid="000fd96d"/>
    </style:style>
    <style:style style:name="T5" style:family="text">
      <style:text-properties fo:font-size="12pt" style:font-size-asian="12pt" style:font-size-complex="12pt"/>
    </style:style>
    <style:style style:name="T6" style:family="text">
      <style:text-properties officeooo:rsid="001a88bb"/>
    </style:style>
    <style:style style:name="T7" style:family="text">
      <style:text-properties officeooo:rsid="001bd89d"/>
    </style:style>
    <style:style style:name="T8" style:family="text">
      <style:text-properties fo:font-size="11pt"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NTELLECTUAL PROPERTY RIGHTS</text:p>
      <text:p text:style-name="P26"/>
      <text:p text:style-name="P3">1.<text:span text:style-name="T2">What are the <text:s/>types of intellectual property and explain the importance of intellectual property rights? </text:span></text:p>
      <text:p text:style-name="P4">Intellectual property (IP) encompasses creations of the mind, including inventions, literary and artistic works, designs, symbols, names, and images used in commerce. There are several primary types of intellectual property, each serving distinct purposes and offering unique protections.</text:p>
      <text:h text:style-name="P8" text:outline-level="3">1.patents</text:h>
      <text:p text:style-name="P4">Patents protect inventions, granting the inventor exclusive rights to use, manufacture, and sell the invention for a limited period, usually 20 years from the filing date. This encourages innovation by providing inventors with the incentive to invest time and resources into developing new technologies without fear of competition copying their ideas immediately.</text:p>
      <text:h text:style-name="P8" text:outline-level="3">2.copyrights</text:h>
      <text:p text:style-name="P4">Copyrights protect original works of authorship, such as literature, music, film, and software. The creator has exclusive rights to reproduce, distribute, and display the work. Copyrights typically last for the life of the author plus an additional 70 years. This protection fosters creativity by ensuring that artists and authors can benefit financially from their works.</text:p>
      <text:h text:style-name="P9" text:outline-level="3">3.<text:span text:style-name="T1">Trademark</text:span></text:h>
      <text:p text:style-name="P4">Trademarks protect symbols, names, and slogans used to identify goods or services. A trademark helps consumers distinguish between products, providing assurance of quality. Unlike patents and copyrights, trademarks can last indefinitely as long as they are in use and protected. This encourages businesses to maintain quality and invest in branding.</text:p>
      <text:h text:style-name="P8" text:outline-level="3">4.Trade secrets</text:h>
      <text:p text:style-name="P4">Trade secrets encompass confidential business information that provides a competitive edge, such as formulas, practices, processes, and designs. Protection lasts as long as the secret is kept confidential. Unlike other forms of IP, there is no formal registration process for trade secrets, but businesses must take reasonable steps to protect this information. This type of IP supports businesses in maintaining their competitive advantages.</text:p>
      <text:p text:style-name="P2">Importance of Intellectual Property Rights</text:p>
      <text:p text:style-name="P1"/>
      <text:p text:style-name="P4"><text:soft-page-break/>Intellectual property rights (IPR) are vital for fostering innovation and creativity. Here are several key reasons why IPR is important:</text:p>
      <text:h text:style-name="P8" text:outline-level="3">Encouraging innovation</text:h>
      <text:p text:style-name="P4">By granting creators and inventors exclusive rights to their creations, IPR incentivizes innovation. When individuals and companies know they can reap the rewards of their inventions, they are more likely to invest time and resources into research and development. This leads to technological advancements and new products that benefit society.</text:p>
      <text:h text:style-name="P8" text:outline-level="3">Economic growth</text:h>
      <text:p text:style-name="P4">IPR contributes to economic growth by promoting entrepreneurship and attracting investment. Strong intellectual property protections encourage businesses to invest in new ideas and technologies, ultimately leading to job creation and economic development. Countries with robust IPR frameworks tend to have more dynamic economies.</text:p>
      <text:h text:style-name="P8" text:outline-level="3">Consumer protection</text:h>
      <text:p text:style-name="P4">Trademarks and copyrights play a crucial role in protecting consumers. They ensure that consumers can identify the source and quality of products, helping them make informed purchasing decisions. This trust in brands fosters loyalty and encourages companies to maintain high standards.</text:p>
      <text:h text:style-name="P8" text:outline-level="3">Cultural development</text:h>
      <text:p text:style-name="P4">Copyright protections ensure that artists and authors are rewarded for their work, promoting a diverse and vibrant cultural landscape. When creators can rely on the protection of their works, they are more likely to produce new and innovative content, enriching society as a whole.</text:p>
      <text:h text:style-name="P8" text:outline-level="3">International trade</text:h>
      <text:p text:style-name="P4">IPR is essential for international trade, as it facilitates cross-border commerce by ensuring that businesses can protect their innovations globally. Strong international IP agreements create a more predictable and secure environment for trade, benefiting all parties involved.</text:p>
      <text:p text:style-name="P5">2.<text:span text:style-name="T3">Write about International organizations,agencies and treati</text:span><text:span text:style-name="T4">es​?</text:span></text:p>
      <text:h text:style-name="P10" text:outline-level="3"><text:soft-page-break/>I<text:span text:style-name="T5">nternational Organizations, Agencies, and Treaties in Intellectual Property Rights</text:span></text:h>
      <text:h text:style-name="P10" text:outline-level="3"/>
      <text:p text:style-name="P17">Intellectual Property Rights (IPR) play a crucial role in fostering innovation and creativity in the global economy. As such, numerous international organizations, agencies, and treaties have been established to facilitate the protection and enforcement of intellectual property rights across borders. This essay explores the key players in this domain, their functions, and their impact on global IPR frameworks.</text:p>
      <text:p text:style-name="P17">Key International Organizations</text:p>
      <text:p text:style-name="P17"/>
      <text:h text:style-name="P10" text:outline-level="3"><text:s/><text:span text:style-name="T5">World Intellectual Property Organization (WIPO)</text:span></text:h>
      <text:h text:style-name="P9" text:outline-level="3"/>
      <text:p text:style-name="P17"><text:s text:c="4"/>Established in 1967, WIPO is a specialized agency of the United Nations responsible for promoting the protection of intellectual property worldwide through cooperation among member states. WIPO provides a forum for its member countries to negotiate and develop international treaties, and it administers various treaties aimed at standardizing IP laws globally. The organization's primary goal is to ensure that creators and inventors can protect their rights in a global marketplace, thereby encouraging innovation and creativity.</text:p>
      <text:p text:style-name="P17"/>
      <text:h text:style-name="P10" text:outline-level="3"><text:s/><text:span text:style-name="T5">World Trade Organization (WTO)</text:span></text:h>
      <text:h text:style-name="P9" text:outline-level="3"/>
      <text:p text:style-name="P17"><text:s text:c="4"/>The WTO, established in 1995, is another pivotal player in the realm of intellectual property through its Agreement on Trade-Related Aspects of Intellectual Property Rights (TRIPS). The TRIPS Agreement sets minimum standards for IP protection that all WTO member countries must adhere to, covering various aspects such as patents, trademarks, copyrights, and trade secrets. The WTO aims to balance the protection of intellectual property with the need for technological transfer and the promotion of public health.</text:p>
      <text:p text:style-name="P17"/>
      <text:h text:style-name="P9" text:outline-level="3">International Bureau of the World Intellectual Property Organization</text:h>
      <text:h text:style-name="P9" text:outline-level="3"/>
      <text:p text:style-name="P17"><text:s text:c="4"/>The International Bureau is the secretariat of WIPO, responsible for the administration of various international treaties and the provision of technical assistance to member states. It plays a vital role in facilitating international registrations of patents, trademarks, and industrial designs through systems such as the Patent Cooperation Treaty (PCT) and the Madrid System for the international registration of trademarks.</text:p>
      <text:p text:style-name="P17"/>
      <text:h text:style-name="P9" text:outline-level="3">Major Treaties</text:h>
      <text:p text:style-name="P17"/>
      <text:p text:style-name="P17"><text:s text:c="4"/>Paris Convention for the Protection of Industrial Property (1883)</text:p>
      <text:p text:style-name="P17"/>
      <text:p text:style-name="P17"><text:s text:c="4"/>One of the oldest international treaties, the Paris Convention was established to provide a framework for protecting industrial property, including patents and trademarks. It established principles such as <text:soft-page-break/>national treatment, which requires member states to treat foreign nationals the same as their own citizens regarding IP rights. The Convention has been revised multiple times and remains a cornerstone of international IP law.</text:p>
      <text:p text:style-name="P17"/>
      <text:h text:style-name="P9" text:outline-level="3"><text:s/>Berne Convention for the Protection of Literary and Artistic Works (1886)</text:h>
      <text:h text:style-name="P9" text:outline-level="3"/>
      <text:p text:style-name="P17"><text:s text:c="4"/>This treaty addresses copyright protection and ensures that authors have the right to control the use of their works. The Berne Convention established the principle of automatic copyright protection, meaning that creators do not need to register their works to obtain protection. It also promotes the idea of national treatment, similar to the Paris Convention.</text:p>
      <text:p text:style-name="P6"/>
      <text:h text:style-name="P9" text:outline-level="3"><text:s/>TRIPS Agreement</text:h>
      <text:p text:style-name="P17"/>
      <text:p text:style-name="P17"><text:s text:c="4"/>The TRIPS Agreement, as mentioned earlier, is a significant milestone in international IP law. It sets comprehensive standards for the protection and enforcement of intellectual property rights across member countries. TRIPS covers various forms of IP, including patents (for inventions), copyrights (for literary and artistic works), trademarks (for brand identity), and geographical indications (for products originating from specific regions). The agreement aims to create a level playing field for global trade while recognizing the diverse economic and social conditions of member states.</text:p>
      <text:p text:style-name="P17"/>
      <text:h text:style-name="P10" text:outline-level="3"><text:s/><text:span text:style-name="T5">Patent Cooperation Treaty (PCT)</text:span></text:h>
      <text:p text:style-name="P17"/>
      <text:p text:style-name="P17"><text:s text:c="4"/>The PCT, administered by WIPO, simplifies the process of obtaining patent protection in multiple countries. By filing a single international application, inventors can seek protection in up to 153 member countries, significantly reducing the complexity and cost associated with international patent filing.</text:p>
      <text:p text:style-name="P17"/>
      <text:h text:style-name="P10" text:outline-level="3"><text:s/><text:span text:style-name="T5">Madrid Protocol</text:span></text:h>
      <text:p text:style-name="P17"/>
      <text:p text:style-name="P17"><text:s text:c="4"/>The Madrid Protocol, part of the Madrid System, facilitates the international registration of trademarks. It allows trademark owners to seek protection in multiple jurisdictions through a single application, streamlining the process and making it more accessible for businesses operating in global markets.</text:p>
      <text:p text:style-name="P24"/>
      <text:h text:style-name="P10" text:outline-level="3">Challenges and Future Directions</text:h>
      <text:p text:style-name="P24"/>
      <text:p text:style-name="P24">Despite the robust framework of international organizations and treaties, challenges persist in the realm of intellectual property rights. Issues such as enforcement disparities among countries, piracy, counterfeiting, and the balancing act between protecting IP and ensuring public access to essential goods (such as medicines) are ongoing concerns.</text:p>
      <text:p text:style-name="P24"><text:soft-page-break/></text:p>
      <text:p text:style-name="P24">Moreover, the rapid evolution of technology poses new challenges for IPR. The rise of digital media and the internet has complicated traditional notions of copyright, prompting discussions about how to adapt existing laws to protect creators in the digital age. Emerging technologies, such as artificial intelligence and biotechnology, also raise questions about ownership and patentability.</text:p>
      <text:p text:style-name="P27">3.What is the purpose and function of trade marks.Explain trade marks registration process?</text:p>
      <text:h text:style-name="P7" text:outline-level="3">Purpose and Function of Trademarks</text:h>
      <text:h text:style-name="P7" text:outline-level="3"/>
      <text:p text:style-name="P18">Trademarks play a crucial role in the world of intellectual property rights (IPR). They serve as identifiers of the source of goods or services, distinguishing them from those of competitors. The primary purposes and functions of trademarks include:</text:p>
      <text:p text:style-name="P18"/>
      <text:p text:style-name="Standard"><text:span text:style-name="T5">Source Identification</text:span>: Trademarks help consumers identify the origin of goods or services. A trademark signifies that a product comes from a specific source and assures quality, thereby influencing consumer choices.</text:p>
      <text:p text:style-name="P18"><text:s/>Quality Assurance: Consumers associate trademarks with certain levels of quality. A strong trademark indicates consistent quality, which builds trust and loyalty among consumers.</text:p>
      <text:p text:style-name="P18"/>
      <text:p text:style-name="P18">Brand Protection: Trademarks protect brand identity by preventing others from using similar marks that could confuse consumers. This helps businesses maintain their reputation and market position.</text:p>
      <text:p text:style-name="P18"/>
      <text:p text:style-name="P18">Market Differentiation: In competitive markets, trademarks differentiate products or services. This differentiation allows companies to carve out niche markets and foster brand loyalty.</text:p>
      <text:p text:style-name="P18"/>
      <text:p text:style-name="P18">Legal Rights: Registered trademarks provide legal protections. Owners can take legal action against unauthorized use, which deters infringement and helps maintain the trademark's integrity.</text:p>
      <text:p text:style-name="P18"/>
      <text:p text:style-name="P18">Economic Value: Trademarks can become valuable assets for businesses. A well-known trademark can significantly increase the company’s market value and can be sold, licensed, or used as collateral.</text:p>
      <text:p text:style-name="P18"/>
      <text:p text:style-name="P18">Trademark Registration Process</text:p>
      <text:p text:style-name="P18"/>
      <text:p text:style-name="P18">The registration of a trademark is a critical step in establishing legal protection for a brand. The process typically involves several stages:</text:p>
      <text:p text:style-name="P18"/>
      <text:h text:style-name="P7" text:outline-level="3">1. Pre-Application Search</text:h>
      <text:p text:style-name="P18"/>
      <text:p text:style-name="P18">Before applying for trademark registration, it is advisable to conduct a comprehensive search of existing trademarks. This step helps to determine whether the desired mark is already in use or registered. A thorough search can prevent potential conflicts and rejections based on prior registrations.</text:p>
      <text:p text:style-name="P18"/>
      <text:p text:style-name="P18">2. Application Preparation</text:p>
      <text:p text:style-name="P18"><text:soft-page-break/></text:p>
      <text:p text:style-name="P18">Once the preliminary search indicates that the mark is available, the next step is preparing the application. The application should include:</text:p>
      <text:p text:style-name="P18"/>
      <text:p text:style-name="P18"><text:s text:c="4"/>Applicant Details: Name and address of the individual or entity applying for the trademark.</text:p>
      <text:p text:style-name="P18"><text:s text:c="4"/>Trademark Representation: A clear representation of the trademark (word, logo, or slogan).</text:p>
      <text:p text:style-name="P18"><text:s text:c="4"/>Goods/Services Classification: Identification of the goods or services for which the trademark will be used, classified according to the Nice Classification system.</text:p>
      <text:p text:style-name="P18"><text:s text:c="4"/>Date of First Use: If applicable, the date when the trademark was first used in commerce.</text:p>
      <text:p text:style-name="P18"/>
      <text:p text:style-name="P18">3. Filing the Application</text:p>
      <text:p text:style-name="P18"/>
      <text:p text:style-name="P18">The application is then filed with the appropriate trademark office. In many jurisdictions, this is often the national or regional intellectual property office. The application can usually be submitted online, which streamlines the process. Upon filing, the applicant must pay a filing fee, which varies depending on the number of classes of goods/services and the jurisdiction.</text:p>
      <text:p text:style-name="P18">4. Examination Process</text:p>
      <text:p text:style-name="P18"/>
      <text:p text:style-name="P18">After submission, the trademark office conducts a formal examination of the application. This process may include:</text:p>
      <text:p text:style-name="P18"/>
      <text:p text:style-name="P18">Substantive Examination: The examiner assesses whether the trademark meets legal requirements. This includes checks for distinctiveness, potential conflicts with existing trademarks, and compliance with relevant laws.</text:p>
      <text:p text:style-name="P18"/>
      <text:p text:style-name="P18"><text:s/>Official Actions: If the examiner finds issues (such as similarity to existing marks), they will issue an official action, detailing the problems. The applicant can respond with arguments or amendments to overcome these objections.</text:p>
      <text:p text:style-name="P18"/>
      <text:p text:style-name="P18">5. Publication for Opposition</text:p>
      <text:p text:style-name="P18"/>
      <text:p text:style-name="P18">If the trademark passes the examination, it is published in an official gazette or trademark journal. This publication allows third parties to oppose the registration if they believe it infringes on their rights. The opposition period typically lasts for 30 days but can vary by jurisdiction.</text:p>
      <text:p text:style-name="P18">6. Registration</text:p>
      <text:p text:style-name="P18"/>
      <text:p text:style-name="P18">If no opposition is filed or if any opposition is resolved in favor of the applicant, the trademark office will proceed to register the trademark. The applicant will receive a certificate of registration, granting them exclusive rights to use the trademark in connection with the specified goods or services.</text:p>
      <text:p text:style-name="P18">7. Maintenance and Renewal</text:p>
      <text:p text:style-name="P18"/>
      <text:p text:style-name="P18">Registered trademarks must be maintained to remain valid. This usually involves:</text:p>
      <text:p text:style-name="P18"/>
      <text:p text:style-name="P18"><text:s text:c="4"/>Use Requirement: Many jurisdictions require that trademarks be actively used in commerce. Failure to use the trademark can lead to cancellation.</text:p>
      <text:p text:style-name="P18"/>
      <text:p text:style-name="P18"><text:s text:c="4"/>Renewal: Trademarks typically need to be renewed periodically (often every 10 years). The renewal process involves submitting a renewal application and paying the associated fees.</text:p>
      <text:p text:style-name="P18"/>
      <text:p text:style-name="P12"><text:soft-page-break/>4.what are the fundamentals of <text:s/>copyright law and explain <text:span text:style-name="T7">national copyright </text:span>law?</text:p>
      <text:p text:style-name="P12"/>
      <text:p text:style-name="P20">Fundamentals of Copyright Law</text:p>
      <text:p text:style-name="P20"/>
      <text:p text:style-name="P20">Copyright law is a legal framework designed to protect the rights of creators over their original works. The fundamental principles of copyright law include the following:</text:p>
      <text:p text:style-name="P20"/>
      <text:p text:style-name="P20"><text:s/>Originality: To be eligible for copyright protection, a work must be original, meaning it must origiate from the author and possess a minimal degree of creativity. This does not mean the work has to be novel or unique; it simply must be independently created.</text:p>
      <text:p text:style-name="P20"/>
      <text:p text:style-name="P20"><text:s/>Fixed Expression: Copyright applies to works that are fixed in a tangible medium of expression. This includes writings, music, art, films, and digital media, as long as they are captured in a way that allows them to be perceived, reproduced, or otherwise communicated.</text:p>
      <text:p text:style-name="P20"/>
      <text:p text:style-name="P20"><text:s/>Automatic Protection: Copyright protection is automatic upon the creation of a qualifying work. There is no requirement for registration or publication, though registering a work can enhance the ability to enforce rights in court and can provide statutory damages.</text:p>
      <text:p text:style-name="P20"/>
      <text:p text:style-name="P20">Exclusive Rights: Copyright grants authors exclusive rights to use and distribute their work. These rights typically include the right to reproduce the work, prepare derivative works, distribute copies, and publicly display or perform the work.</text:p>
      <text:p text:style-name="P20"/>
      <text:p text:style-name="P20"><text:s/>Duration: The duration of copyright varies by jurisdiction. In many countries, it lasts for the life of the author plus a certain number of years (e.g., 70 years in the United States and European Union). For works with multiple authors or corporate authorship, different rules may apply.</text:p>
      <text:p text:style-name="P20"/>
      <text:p text:style-name="P20"><text:s/>Limitations and Exceptions: Copyright is not absolute. Certain limitations, such as "fair use" or "fair dealing," allow for the use of copyrighted material without permission under specific circumstances, such as criticism, comment, news reporting, teaching, or scholarship.</text:p>
      <text:p text:style-name="P20"/>
      <text:p text:style-name="P20"><text:s/>Transfer and Licensing: Copyright holders can transfer their rights to others or license the use of their work under agreed terms. Licensing can be exclusive or non-exclusive and may involve compensation.</text:p>
      <text:p text:style-name="P20"/>
      <text:p text:style-name="P20"><text:s/>Infringement and Remedies: Copyright infringement occurs when someone uses a copyrighted work without permission. Remedies can include injunctions, monetary damages, and statutory damages, depending on the severity of the infringement and the jurisdiction.</text:p>
      <text:p text:style-name="P20"/>
      <text:p text:style-name="P20">International Copyright Law</text:p>
      <text:p text:style-name="P20"/>
      <text:p text:style-name="P20">International copyright law seeks to create a uniform framework for the protection of creative works across borders. This is essential in an increasingly globalized world where works are easily disseminated online. Several key treaties and conventions form the basis of international copyright law:</text:p>
      <text:p text:style-name="P20"/>
      <text:p text:style-name="P20"><text:s/>Berne Convention for the Protection of Literary and Artistic Works: Established in 1886, the Berne Convention is a cornerstone of international copyright law. It mandates that member countries provide a minimum level of copyright protection and adhere to several key principles:</text:p>
      <text:p text:style-name="P20"><text:soft-page-break/><text:s text:c="8"/>National Treatment: Member states must grant foreign authors the same rights as their own citizens.</text:p>
      <text:p text:style-name="P20"/>
      <text:p text:style-name="P20"><text:s text:c="2"/>Automatic Protection: Copyright protection must be granted automatically without the need for formal registration.</text:p>
      <text:p text:style-name="P20"/>
      <text:p text:style-name="P20"><text:s/>Minimum Duration: The convention establishes a minimum copyright duration of the life of the author plus 50 years, though many countries have extended this to 70 years.</text:p>
      <text:p text:style-name="P20"/>
      <text:p text:style-name="P20"><text:s/>Universal Copyright Convention (UCC): Adopted in 1952, the UCC was intended to complement the Berne Convention and to accommodate countries that did not wish to join Berne. It focuses on similar principles of protection but allows for more flexibility in implementation.</text:p>
      <text:p text:style-name="P20"/>
      <text:p text:style-name="P20">Agreement on Trade-Related Aspects of Intellectual Property Rights (TRIPS): Part of the World Trade Organization (WTO) framework, TRIPS sets minimum standards for copyright protection and enforcement among member countries. It emphasizes the importance of effective enforcement measures and provides mechanisms for resolving disputes.</text:p>
      <text:p text:style-name="P20"/>
      <text:p text:style-name="P20">WIPO Copyright Treaty: Adopted in 1996, this treaty updates and expands the protections available under the Berne Convention, especially in the context of digital technology. It addresses issues like the rights of authors in the digital environment, including protections against circumvention of technological protection measures.</text:p>
      <text:p text:style-name="P20"/>
      <text:p text:style-name="P20">Regional Agreements: In addition to these global treaties, regional agreements such as the European Union's Copyright Directive provide additional frameworks for copyright protection and harmonization among member states.</text:p>
      <text:p text:style-name="P20"/>
      <text:p text:style-name="P20">Challenges in International Copyright Law</text:p>
      <text:p text:style-name="P20"/>
      <text:p text:style-name="P20">Despite these frameworks, challenges remain in the realm of international copyright law:</text:p>
      <text:p text:style-name="P20"/>
      <text:p text:style-name="P20">Diverse Legal Systems: Countries have varying interpretations and implementations of copyright laws, leading to inconsistencies in protection and enforcement.</text:p>
      <text:p text:style-name="P20"/>
      <text:p text:style-name="P20"><text:s/>Digital Piracy: The rise of the internet has led to increased challenges in protecting copyrights, with piracy and unauthorized distribution becoming prevalent.</text:p>
      <text:p text:style-name="P20"/>
      <text:p text:style-name="P20"><text:s/>Balancing Rights and Access: Striking a balance between protecting creators' rights and ensuring public access to knowledge and culture is an ongoing debate, especially in developing countries.</text:p>
      <text:p text:style-name="P20"/>
      <text:p text:style-name="P20">Technological Advancements: The rapid pace of technological innovation presents new challenges for copyright law, necessitating continuous adaptation and reform.</text:p>
      <text:p text:style-name="P20"/>
      <text:p text:style-name="P20">Conclusion</text:p>
      <text:p text:style-name="P20"/>
      <text:p text:style-name="P20">Copyright law is fundamental to fostering creativity and innovation by protecting the rights of creators. International copyright law plays a crucial role in ensuring that these protections are recognized across borders, promoting a global culture of respect for intellectual property. As the digital landscape <text:soft-page-break/>evolves, ongoing dialogue and adaptation will be essential to address the challenges and complexities of copyright in the modern world.</text:p>
      <text:p text:style-name="P21"/>
      <text:p text:style-name="P11">5.explain Law of patents in detail?</text:p>
      <text:p text:style-name="P11"/>
      <text:p text:style-name="P21">Law of Patents in Intellectual Property Rights</text:p>
      <text:p text:style-name="P21">Introduction</text:p>
      <text:p text:style-name="P21"/>
      <text:p text:style-name="P21">Patents are a fundamental aspect of intellectual property rights (IPR), designed to protect inventions and innovations. The law of patents grants inventors exclusive rights to their creations for a limited time, allowing them to benefit commercially from their inventions while encouraging technological advancement and knowledge dissemination. This detailed overview examines the nature of patents, the legal framework governing them, the process of obtaining a patent, and the rights and obligations they confer.</text:p>
      <text:p text:style-name="P21"/>
      <text:p text:style-name="P21">What is a Patent?</text:p>
      <text:p text:style-name="P21"/>
      <text:p text:style-name="P21">A patent is a legal right granted to an inventor by a government authority, allowing the inventor to exclude others from making, using, selling, or distributing the patented invention without permission. Patents can cover a wide range of inventions, including processes, machines, articles of manufacture, and compositions of matter.</text:p>
      <text:p text:style-name="P21">Types of Patents</text:p>
      <text:p text:style-name="P21"/>
      <text:p text:style-name="P21">Utility Patents: These are the most common type, covering new and useful processes, machines, articles of manufacture, or compositions of matter. Utility patents typically last for 20 years from the filing date.</text:p>
      <text:p text:style-name="P21"/>
      <text:p text:style-name="P21"><text:s/>Design Patents: These protect the ornamental design of a functional item. Design patents also have a duration of 15 years from the grant date for applications filed after May 13, 2015.</text:p>
      <text:p text:style-name="P21"/>
      <text:p text:style-name="P21">Plant Patents: These are granted for new varieties of plants that are asexually reproduced. Like utility patents, they also last for 20 years from the filing date.</text:p>
      <text:p text:style-name="P21"/>
      <text:p text:style-name="P21">The Legal Framework</text:p>
      <text:p text:style-name="P21"/>
      <text:p text:style-name="P21">Patents are governed by both national and international laws. In the United States, patent law is primarily defined in Title 35 of the U.S. Code and is administered by the United States Patent and Trademark Office (USPTO). Internationally, the Patent Cooperation Treaty (PCT) facilitates the process for seeking patents in multiple countries through a single application.</text:p>
      <text:p text:style-name="P21">Patentability Criteria</text:p>
      <text:p text:style-name="P21"/>
      <text:p text:style-name="P21">To be patentable, an invention must meet several criteria:</text:p>
      <text:p text:style-name="P21"/>
      <text:p text:style-name="P21">Novelty: The invention must be new, meaning it cannot have been disclosed to the public in any form prior to the filing date.</text:p>
      <text:p text:style-name="P21"/>
      <text:p text:style-name="P21">Non-obviousness: The invention must not be obvious to a person having ordinary skill in the art at the time the invention was made. This prevents trivial advancements from being patented.</text:p>
      <text:p text:style-name="P21"><text:soft-page-break/></text:p>
      <text:p text:style-name="P21"><text:s text:c="4"/>Utility: The invention must have a useful purpose. It should provide some identifiable benefit and be operable.</text:p>
      <text:p text:style-name="P21"/>
      <text:p text:style-name="P21">The Patent Application Process</text:p>
      <text:p text:style-name="P21"/>
      <text:p text:style-name="P21">The process of obtaining a patent typically involves several steps:</text:p>
      <text:p text:style-name="P21"/>
      <text:p text:style-name="P21">Pre-filing Research: Inventors conduct prior art searches to ensure their invention is novel. This involves reviewing existing patents and publications.</text:p>
      <text:p text:style-name="P21"/>
      <text:p text:style-name="P21">Filing the Application: A patent application is submitted to the relevant patent office. This application must include a detailed description of the invention, claims defining the scope of protection sought, and any necessary drawings.</text:p>
      <text:p text:style-name="P21"/>
      <text:p text:style-name="P21">Examination: Once filed, the application is examined by a patent examiner. This may involve back-and-forth communication between the applicant and the examiner to address any issues raised.</text:p>
      <text:p text:style-name="P21"/>
      <text:p text:style-name="P21">Granting of the Patent: If the application meets all criteria, the patent is granted, providing the inventor exclusive rights for the duration of the patent.</text:p>
      <text:p text:style-name="P21"/>
      <text:p text:style-name="P21">Rights Conferred by a Patent</text:p>
      <text:p text:style-name="P21"/>
      <text:p text:style-name="P21">A granted patent provides the inventor with several rights:</text:p>
      <text:p text:style-name="P21"/>
      <text:p text:style-name="P21">Exclusivity: The patent holder has the exclusive right to exploit the invention commercially. This includes making, using, selling, and importing the invention.</text:p>
      <text:p text:style-name="P21"/>
      <text:p text:style-name="P21">Licensing: Patent holders can license their patents to others, allowing for additional revenue streams. Licensing agreements can be exclusive or non-exclusive.</text:p>
      <text:p text:style-name="P21"/>
      <text:p text:style-name="P21">Enforcement: Patent holders have the right to enforce their patents against unauthorized users. This includes the right to sue for infringement.</text:p>
      <text:p text:style-name="P21"/>
      <text:p text:style-name="P21">Obligations and Limitations</text:p>
      <text:p text:style-name="P21"/>
      <text:p text:style-name="P21">While patents confer significant rights, they also impose certain obligations:</text:p>
      <text:p text:style-name="P21"/>
      <text:p text:style-name="P21">Disclosure: Patent holders must disclose their invention fully and clearly. This disclosure is critical for the advancement of knowledge and allows others to build on the patented invention once the patent expires.</text:p>
      <text:p text:style-name="P21"/>
      <text:p text:style-name="P21">Maintenance Fees: Patent holders are typically required to pay maintenance fees at regular intervals to keep the patent in force.</text:p>
      <text:p text:style-name="P21"/>
      <text:p text:style-name="P21">Limited Duration: Patents are not indefinite. After the patent term expires, the invention enters the public domain, allowing anyone to use it freely.</text:p>
      <text:p text:style-name="P21"/>
      <text:p text:style-name="P21">Challenges and Considerations</text:p>
      <text:p text:style-name="P21"><text:soft-page-break/></text:p>
      <text:p text:style-name="P21">The patent system faces several challenges:</text:p>
      <text:p text:style-name="P21"/>
      <text:p text:style-name="P21"><text:s/>Patent Trolls: Entities that hold patents primarily to enforce them against others, rather than to develop products, can create a hostile environment for innovation.</text:p>
      <text:p text:style-name="P21"/>
      <text:p text:style-name="P21">International Discrepancies: Different countries have varying patent laws, leading to complexities in international protection and enforcement.</text:p>
      <text:p text:style-name="P21"/>
      <text:p text:style-name="P21">Balancing Innovation and Access: There is ongoing debate about how to balance the rights of patent holders with the public's right to access new technologies, especially in critical areas like healthcare.</text:p>
      <text:p text:style-name="P21"/>
      <text:p text:style-name="P21">Conclusion</text:p>
      <text:p text:style-name="P21"/>
      <text:p text:style-name="P21">The law of patents plays a crucial role in promoting innovation and protecting the rights of inventors. By providing a framework that encourages the development and commercialization of new inventions, patent law supports economic growth and technological advancement. However, the system must continually adapt to address challenges and ensure that it fosters an environment conducive to innovation while considering the broader public interest. As technology evolves, the interplay between patent rights and public access will remain a vital discussion in the realm of intellectual property rights.</text:p>
      <text:p text:style-name="P21"/>
      <text:p text:style-name="P13">6.Determine trade secret Law and its status?</text:p>
      <text:p text:style-name="P15"/>
      <text:p text:style-name="P18">Trade Secret Law: An Overview</text:p>
      <text:p text:style-name="P18">Definition and Importance of Trade Secrets</text:p>
      <text:p text:style-name="P18"/>
      <text:p text:style-name="P18">Trade secrets are defined as confidential business information that provides a competitive edge. This can include formulas, practices, processes, designs, instruments, patterns, or any information that is not generally known or readily accessible to others in the industry. The protection of trade secrets is crucial for businesses, as it allows them to maintain their competitive position without the need for patenting, which discloses the information to the public.</text:p>
      <text:p text:style-name="P18">Legal Framework</text:p>
      <text:p text:style-name="P18"/>
      <text:p text:style-name="P18">In the United States, trade secret law is primarily governed by state law, although the federal government also plays a role through the Defend Trade Secrets Act (DTSA) of 2016. The DTSA created a federal cause of action for trade secret misappropriation, allowing companies to pursue claims in federal court, which can streamline litigation and provide a uniform standard across states.</text:p>
      <text:p text:style-name="P18"/>
      <text:p text:style-name="P18">The Uniform Trade Secrets Act (UTSA), which has been adopted by most states, outlines the definitions and protections for trade secrets. Under the UTSA, a trade secret is defined as information that derives economic value from not being generally known and is subject to reasonable efforts to maintain its secrecy. This law provides a basis for both civil remedies and, in some cases, criminal penalties for misappropriation.</text:p>
      <text:p text:style-name="P18">Key Elements of Trade Secret Misappropriation</text:p>
      <text:p text:style-name="P18"/>
      <text:p text:style-name="P18">To establish a claim for trade secret misappropriation, a plaintiff typically must prove three elements:</text:p>
      <text:p text:style-name="P18"/>
      <text:p text:style-name="P18"><text:soft-page-break/>Existence of a Trade Secret: The information must qualify as a trade secret. This includes demonstrating that the information is not publicly available and that reasonable efforts were made to keep it confidential.</text:p>
      <text:p text:style-name="P18"/>
      <text:p text:style-name="P18">Misappropriation: This occurs when someone improperly acquires, discloses, or uses the trade secret. Misappropriation can happen through theft, breach of a confidentiality agreement, or inadvertent disclosure.</text:p>
      <text:p text:style-name="P18"/>
      <text:p text:style-name="P18">Damages: The plaintiff must show that the misappropriation caused harm, which can include loss of revenue, market share, or other damages resulting from the unauthorized use of the trade secret.</text:p>
      <text:p text:style-name="P18"/>
      <text:p text:style-name="P18">Remedies for Misappropriation</text:p>
      <text:p text:style-name="P18"/>
      <text:p text:style-name="P19">The remedies available for trade secret misappropriation can be substantial. They include:</text:p>
      <text:p text:style-name="P19"/>
      <text:p text:style-name="P19">Injunctive Relief: Courts may issue orders to prevent further use or disclosure of the trade secret.</text:p>
      <text:p text:style-name="P18"><text:s/>Monetary Damages: Plaintiffs can seek damages that reflect the economic harm caused by the misappropriation. This can include lost profits and, in some cases, punitive damages if the misappropriation was willful and malicious.</text:p>
      <text:p text:style-name="P18"/>
      <text:p text:style-name="P18"><text:s text:c="4"/>Attorney's Fees: In some instances, the prevailing party may be awarded attorney’s fees, particularly if the case involves willful and malicious conduct.</text:p>
      <text:p text:style-name="P18"/>
      <text:p text:style-name="P18">International Perspectives</text:p>
      <text:p text:style-name="P18"/>
      <text:p text:style-name="P18">Trade secret law is not limited to the U.S.; many countries have established their own frameworks for protecting trade secrets. The World Trade Organization's Agreement on Trade-Related Aspects of Intellectual Property Rights (TRIPS) includes provisions for the protection of undisclosed information, which has encouraged member countries to enhance their trade secret laws.</text:p>
      <text:p text:style-name="P18"/>
      <text:p text:style-name="P18">However, the level of protection and enforcement varies significantly across jurisdictions. Some countries offer strong protections through legislation, while others rely more on common law principles. This disparity can create challenges for multinational corporations seeking to protect their trade secrets globally.</text:p>
      <text:p text:style-name="P18">Challenges in Trade Secret Protection</text:p>
      <text:p text:style-name="P18"/>
      <text:p text:style-name="P18">Despite the existing legal framework, several challenges persist in protecting trade secrets:</text:p>
      <text:p text:style-name="P18"/>
      <text:p text:style-name="P18"><text:s text:c="4"/>Proving Misappropriation: The burden of proof lies with the plaintiff, which can be difficult in cases where the evidence is circumstantial or where the trade secret is not well-documented.</text:p>
      <text:p text:style-name="P18"/>
      <text:p text:style-name="P18"><text:s text:c="4"/>Technological Advancements: The rise of technology has made it easier for individuals to misappropriate trade secrets through hacking, data breaches, and other means. Companies must invest in robust cybersecurity measures to protect their sensitive information.</text:p>
      <text:p text:style-name="P18"/>
      <text:p text:style-name="P18"><text:s text:c="4"/>Employee Mobility: The movement of employees between companies can lead to inadvertent or intentional disclosure of trade secrets. Non-compete agreements and confidentiality clauses are often used to mitigate this risk, but they must be carefully crafted to comply with state laws.</text:p>
      <text:p text:style-name="P18"/>
      <text:p text:style-name="P18"><text:soft-page-break/><text:s text:c="4"/>Balancing Secrecy with Innovation: While maintaining trade secrets is vital, companies also need to foster a culture of innovation and collaboration. This requires careful management of how information is shared internally and externally.</text:p>
      <text:p text:style-name="P18"/>
      <text:p text:style-name="P18">Current Status and Future Trends</text:p>
      <text:p text:style-name="P18"/>
      <text:p text:style-name="P18">The current status of trade secret law reflects a growing recognition of its importance in the global economy. The DTSA has reinforced the significance of trade secrets in American business and has encouraged states to adopt similar measures. There is also an increasing trend toward international cooperation in enforcing trade secret protections, particularly as businesses operate in an interconnected global market.</text:p>
      <text:p text:style-name="P18"/>
      <text:p text:style-name="P18">Looking ahead, companies must remain vigilant in their efforts to protect trade secrets, adapting to new technological threats and changing legal landscapes. Additionally, as public awareness of data privacy and cybersecurity issues grows, there may be increased pressure on businesses to demonstrate their commitment to safeguarding sensitive info<text:span text:style-name="T6">rmation.</text:span></text:p>
      <text:p text:style-name="P18"/>
      <text:p text:style-name="P16">7. Explain about unfair competition in detail?</text:p>
      <text:p text:style-name="P16"/>
      <text:p text:style-name="P22">Unfair competition refers to practices that are deceptive or fraudulent, leading to an unfair advantage in the marketplace. It encompasses a range of behaviors that violate the principles of fair business competition and can harm competitors, consumers, and the overall market.</text:p>
      <text:p text:style-name="P22">Types of Unfair Competition</text:p>
      <text:p text:style-name="P22"/>
      <text:p text:style-name="P22"><text:s text:c="4"/>Misrepresentation: This includes false advertising or misleading claims about a product or service. For example, if a company exaggerates the effectiveness of its product, it can mislead consumers and distort the market.</text:p>
      <text:p text:style-name="P22"/>
      <text:p text:style-name="P22"><text:s text:c="4"/>Trademark Infringement: This occurs when a business uses a name, logo, or other trademark that is confusingly similar to another brand. This can deceive consumers into believing there is a connection between the two businesses, damaging the established brand’s reputation.</text:p>
      <text:p text:style-name="P22"/>
      <text:p text:style-name="P22"><text:s text:c="4"/>Trade Secret Theft: Companies often rely on proprietary information to maintain a competitive edge. If a competitor steals this information, it undermines the original business’s investment and effort, creating an imbalance in competition.</text:p>
      <text:p text:style-name="P22"/>
      <text:p text:style-name="P22"><text:s text:c="4"/>Passing Off: This is a specific form of misrepresentation where a business falsely presents its goods or services as those of another, established business. For instance, a product that mimics the packaging of a popular brand to confuse consumers can be deemed as passing off.</text:p>
      <text:p text:style-name="P22"/>
      <text:p text:style-name="P22"><text:s text:c="4"/>Breach of Confidentiality: When employees leave a company and take confidential information to a competitor, it can lead to unfair competition. This breach undermines the trust and contractual obligations between employer and employee.</text:p>
      <text:p text:style-name="P22"/>
      <text:p text:style-name="P22">Legal Framework</text:p>
      <text:p text:style-name="P22"/>
      <text:p text:style-name="P22">Unfair competition is governed by a mix of statutory laws, case law, and principles from both trademark and tort law. In many jurisdictions, businesses can file lawsuits under the Lanham Act in the <text:soft-page-break/>United States, which addresses trademark infringement and false advertising. Other statutes may also provide recourse for specific unfair practices.</text:p>
      <text:p text:style-name="P22">Impacts on the Market</text:p>
      <text:p text:style-name="P22"/>
      <text:p text:style-name="P22">Unfair competition can distort market dynamics by enabling companies to thrive through dishonest means rather than through innovation or quality service. This can lead to:</text:p>
      <text:p text:style-name="P22"/>
      <text:p text:style-name="P22"><text:s text:c="4"/>Consumer Confusion: When businesses engage in misleading practices, consumers may make choices based on false information, leading to dissatisfaction and distrust in the marketplace.</text:p>
      <text:p text:style-name="P22"/>
      <text:p text:style-name="P22"><text:s text:c="4"/>Erosion of Brand Value: Established companies may see their reputations damaged by competitors who engage in unethical practices, thereby diluting brand loyalty and consumer trust.</text:p>
      <text:p text:style-name="P22"/>
      <text:p text:style-name="P22"><text:s text:c="4"/>Stifled Innovation: When businesses do not compete fairly, they may not be incentivized to innovate or improve their offerings. If unethical practices are rewarded, it can deter companies from investing in research and development.</text:p>
      <text:p text:style-name="P22"/>
      <text:p text:style-name="P22">Preventative Measures</text:p>
      <text:p text:style-name="P22"/>
      <text:p text:style-name="P22">To combat unfair competition, businesses can take several proactive steps:</text:p>
      <text:p text:style-name="P22"/>
      <text:p text:style-name="P22"><text:s text:c="4"/>Clear Branding: Companies should ensure their trademarks and branding are distinct and well-protected through registration and monitoring.</text:p>
      <text:p text:style-name="P22"/>
      <text:p text:style-name="P22"><text:s text:c="4"/>Ethical Marketing Practices: Businesses should adhere to truth in advertising laws, ensuring that all claims made in marketing materials are substantiated and accurate.</text:p>
      <text:p text:style-name="P22"/>
      <text:p text:style-name="P22"><text:s text:c="4"/>Employee Training: Providing training on confidentiality and ethical standards can help prevent trade secret theft and other forms of unfair competition.</text:p>
      <text:p text:style-name="P22"/>
      <text:p text:style-name="P22"><text:s text:c="4"/>Legal Recourse: Companies should be prepared to take legal action against unfair practices, utilizing available laws to protect their interests.</text:p>
      <text:p text:style-name="P22"/>
      <text:p text:style-name="P22">Conclusion</text:p>
      <text:p text:style-name="P22"/>
      <text:p text:style-name="P22">Unfair competition undermines the integrity of markets and can have far-reaching consequences for businesses and consumers alike. By understanding its implications and employing ethical practices, companies can foster a more equitable and vibrant marketplace.</text:p>
      <text:p text:style-name="P22"/>
      <text:p text:style-name="P14">8. Explain about new development of intellectual property?</text:p>
      <text:p text:style-name="P14"/>
      <text:p text:style-name="P23">The landscape of intellectual property (IP) has seen significant evolution in recent years, driven by rapid technological advancements, globalization, and changing societal values. This development encompasses various aspects, including legislation, enforcement, and the adaptation of IP frameworks to accommodate emerging technologies.</text:p>
      <text:p text:style-name="P23">Technological Innovations</text:p>
      <text:p text:style-name="P23"/>
      <text:p text:style-name="P23"><text:soft-page-break/>The rise of digital technologies has transformed the way IP is created, distributed, and protected. Innovations in artificial intelligence (AI), blockchain, and the internet of things (IoT) are prompting a reevaluation of existing IP laws. For instance, AI-generated works raise questions about authorship and ownership, challenging traditional notions of creativity that have long been central to IP law. The ability of AI to create music, art, and literature complicates the attribution of rights, leading to discussions about whether machines can hold copyrights or if the rights should belong to the developers or users of the technology.</text:p>
      <text:p text:style-name="P23">Globalization and Harmonization</text:p>
      <text:p text:style-name="P23"/>
      <text:p text:style-name="P23">As markets become increasingly interconnected, the need for harmonized IP protection across borders has grown. Treaties such as the Trade-Related Aspects of Intellectual Property Rights (TRIPS) Agreement have laid the groundwork for international IP standards, but disparities remain. Countries are now more focused on aligning their laws to facilitate trade and innovation. Recent developments include regional agreements, like the Comprehensive and Progressive Agreement for Trans-Pacific Partnership (CPTPP), which contain robust IP provisions, fostering a more unified approach among member nations.</text:p>
      <text:p text:style-name="P23">Enforcement Challenges</text:p>
      <text:p text:style-name="P23"/>
      <text:p text:style-name="P23">Enforcement of IP rights has become more complex in the digital age. The proliferation of online platforms has made it easier for infringers to operate and harder for rights holders to protect their assets. Piracy and counterfeiting remain persistent issues, prompting jurisdictions to enhance their enforcement mechanisms. The rise of e-commerce has also necessitated the development of new strategies, such as the use of automated monitoring tools and collaborations between rights holders and tech companies to tackle infringement effectively.</text:p>
      <text:p text:style-name="P23">Patent Reform</text:p>
      <text:p text:style-name="P23"/>
      <text:p text:style-name="P23">In response to the increasing pace of technological change, many countries are revisiting their patent systems. Issues such as patent thickets—where numerous overlapping patents cover a single technology—are causing delays in innovation and hindering competition. Recent reforms aim to streamline the patent process, reduce litigation costs, and encourage more innovation-friendly practices. Moreover, there is a growing emphasis on protecting innovations in emerging fields, like biotechnology and renewable energy, to foster sustainable development.</text:p>
      <text:p text:style-name="P23">Open Innovation and Licensing Models</text:p>
      <text:p text:style-name="P23"/>
      <text:p text:style-name="P23">The shift towards open innovation is another significant trend. Many companies are now embracing collaborative approaches to IP, sharing resources and knowledge to accelerate development. Licensing models, including open-source frameworks, have gained traction, allowing creators to retain certain rights while enabling broader access to their works. This democratization of innovation is particularly relevant in the context of public health, where sharing IP related to vaccines and treatments can enhance global response efforts.</text:p>
      <text:p text:style-name="P23">Conclusion</text:p>
      <text:p text:style-name="P23"/>
      <text:p text:style-name="P23">The evolution of intellectual property in recent years reflects the need to adapt to a rapidly changing world. As technology continues to advance and global dynamics shift, the frameworks governing IP will need to remain flexible and responsive. Policymakers, businesses, and creators must collaborate to navigate these complexities, ensuring that IP remains a catalyst for innovation and economic growth while fostering creativity and public access. The future of intellectual property will likely involve a delicate balance between protecting rights and promoting a collaborative, inclusive environment for all stakeholders.</text:p>
      <text:p text:style-name="P23"><text:soft-page-break/></text:p>
      <text:p text:style-name="P18"/>
      <text:p text:style-name="P1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11-04T00:32:59.973409398</meta:creation-date>
    <dc:date>2024-11-04T01:59:56.794199707</dc:date>
    <meta:editing-duration>PT46M13S</meta:editing-duration>
    <meta:editing-cycles>14</meta:editing-cycles>
    <meta:generator>LibreOffice/6.4.7.2$Linux_X86_64 LibreOffice_project/40$Build-2</meta:generator>
    <meta:document-statistic meta:table-count="0" meta:image-count="0" meta:object-count="0" meta:page-count="16" meta:paragraph-count="216" meta:word-count="5427" meta:character-count="38297" meta:non-whitespace-character-count="32916"/>
  </office:meta>
</office:document-meta>
</file>